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62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569">
      <style:graphic-properties style:vertical-pos="middl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8">
      <style:graphic-properties style:vertical-pos="middl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601">
      <style:graphic-properties style:vertical-pos="middle"/>
    </style:style>
    <style:style style:family="graphic" style:name="a593">
      <style:graphic-properties style:vertical-pos="middl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597">
      <style:graphic-properties style:vertical-pos="middle"/>
    </style:style>
    <style:style style:family="graphic" style:name="a605">
      <style:graphic-properties style:vertical-pos="middl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609">
      <style:graphic-properties style:vertical-pos="middl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573">
      <style:graphic-properties style:vertical-pos="middl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577">
      <style:graphic-properties style:vertical-pos="middl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613">
      <style:graphic-properties style:vertical-pos="middl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617">
      <style:graphic-properties style:vertical-pos="middl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581">
      <style:graphic-properties style:vertical-pos="middl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585">
      <style:graphic-properties style:vertical-pos="middl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589">
      <style:graphic-properties style:vertical-pos="middl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8" draw:name="TextBox 1" svg:x="1.70433in" svg:y="1.8622in" svg:width="0.07874in" svg:height="0.18504in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g draw:name="Group 2" draw:id="id74">
          <svg:title/>
          <svg:desc/>
          <draw:frame draw:id="id88" draw:style-name="a616" draw:name="TextBox 3" svg:x="2.9in" svg:y="-0.62205in" svg:width="1.03031in" svg:height="0.20866in">
            <draw:text-box>
              <text:p text:style-name="a615" text:class-names="" text:cond-style-name=""><draw:frame draw:style-name="a613" text:anchor-type="as-char" svg:x="1173.26868in" svg:y="0in" svg:width="1.84806in" svg:height="0.3in" style:rel-width="scale" style:rel-height="scale"><draw:object xlink:href="Object 12/" xlink:type="simple" xlink:show="embed" xlink:actuate="onLoad"/></draw:frame><text:span text:style-name="a614" text:class-names=""/></text:p>
            </draw:text-box>
            <svg:title/>
            <svg:desc/>
          </draw:frame>
          <draw:frame draw:id="id89" draw:style-name="a620" draw:name="TextBox 4" svg:x="2.9in" svg:y="-0.31339in" svg:width="1.77795in" svg:height="0.21339in">
            <draw:text-box>
              <text:p text:style-name="a619" text:class-names="" text:cond-style-name=""><draw:frame draw:style-name="a617" text:anchor-type="as-char" svg:x="1172.64028in" svg:y="0in" svg:width="3.10479in" svg:height="0.3in" style:rel-width="scale" style:rel-height="scale"><draw:object xlink:href="Object 13/" xlink:type="simple" xlink:show="embed" xlink:actuate="onLoad"/></draw:frame><text:span text:style-name="a618" text:class-names=""/></text:p>
            </draw:text-box>
            <svg:title/>
            <svg:desc/>
          </draw:frame>
        </draw:g>
        <draw:g draw:name="Group 5" draw:id="id75">
          <svg:title/>
          <svg:desc/>
          <draw:frame draw:id="id86" draw:style-name="a608" draw:name="TextBox 6" svg:x="1.92703in" svg:y="0.80531in" svg:width="1.03031in" svg:height="0.20866in">
            <draw:text-box>
              <text:p text:style-name="a607" text:class-names="" text:cond-style-name=""><draw:frame draw:style-name="a605" text:anchor-type="as-char" svg:x="1173.26868in" svg:y="0in" svg:width="1.84806in" svg:height="0.3in" style:rel-width="scale" style:rel-height="scale"><draw:object xlink:href="Object 10/" xlink:type="simple" xlink:show="embed" xlink:actuate="onLoad"/></draw:frame><text:span text:style-name="a606" text:class-names=""/></text:p>
            </draw:text-box>
            <svg:title/>
            <svg:desc/>
          </draw:frame>
          <draw:frame draw:id="id87" draw:style-name="a612" draw:name="TextBox 7" svg:x="1.92703in" svg:y="1.11397in" svg:width="1.5622in" svg:height="0.20866in">
            <draw:text-box>
              <text:p text:style-name="a611" text:class-names="" text:cond-style-name=""><draw:frame draw:style-name="a609" text:anchor-type="as-char" svg:x="1172.81625in" svg:y="0in" svg:width="2.75285in" svg:height="0.3in" style:rel-width="scale" style:rel-height="scale"><draw:object xlink:href="Object 11/" xlink:type="simple" xlink:show="embed" xlink:actuate="onLoad"/></draw:frame><text:span text:style-name="a610" text:class-names=""/></text:p>
            </draw:text-box>
            <svg:title/>
            <svg:desc/>
          </draw:frame>
        </draw:g>
        <draw:frame draw:id="id76" draw:style-name="a572" draw:name="TextBox 8" svg:x="0.54724in" svg:y="2.31242in" svg:width="3.38307in" svg:height="0.46732in">
          <draw:text-box>
            <text:p text:style-name="a571" text:class-names="" text:cond-style-name=""><draw:frame draw:style-name="a569" text:anchor-type="as-char" svg:x="1171.38215in" svg:y="0in" svg:width="5.62104in" svg:height="0.82667in" style:rel-width="scale" style:rel-height="scale"><draw:object xlink:href="Object 1/" xlink:type="simple" xlink:show="embed" xlink:actuate="onLoad"/></draw:frame><text:span text:style-name="a570" text:class-names=""/></text:p>
          </draw:text-box>
          <svg:title/>
          <svg:desc/>
        </draw:frame>
        <draw:frame draw:id="id77" draw:style-name="a576" draw:name="TextBox 9" svg:x="0.55in" svg:y="3.17968in" svg:width="3.1189in" svg:height="0.21339in">
          <draw:text-box>
            <text:p text:style-name="a575" text:class-names="" text:cond-style-name=""><draw:frame draw:style-name="a573" text:anchor-type="as-char" svg:x="1171.59674in" svg:y="0in" svg:width="5.19187in" svg:height="0.3in" style:rel-width="scale" style:rel-height="scale"><draw:object xlink:href="Object 2/" xlink:type="simple" xlink:show="embed" xlink:actuate="onLoad"/></draw:frame><text:span text:style-name="a574" text:class-names=""/></text:p>
          </draw:text-box>
          <svg:title/>
          <svg:desc/>
        </draw:frame>
        <draw:frame draw:id="id78" draw:style-name="a580" draw:name="TextBox 10" svg:x="0.55488in" svg:y="4.47513in" svg:width="2.64291in" svg:height="0.24646in">
          <draw:text-box>
            <text:p text:style-name="a579" text:class-names="" text:cond-style-name=""><draw:frame draw:style-name="a577" text:anchor-type="as-char" svg:x="1172.21389in" svg:y="0in" svg:width="3.95764in" svg:height="0.44896in" style:rel-width="scale" style:rel-height="scale"><draw:object xlink:href="Object 3/" xlink:type="simple" xlink:show="embed" xlink:actuate="onLoad"/></draw:frame><text:span text:style-name="a578" text:class-names=""/></text:p>
          </draw:text-box>
          <svg:title/>
          <svg:desc/>
        </draw:frame>
        <draw:frame draw:id="id79" draw:style-name="a584" draw:name="TextBox 12" svg:x="1.09646in" svg:y="3.87771in" svg:width="1.60394in" svg:height="0.23189in">
          <draw:text-box>
            <text:p text:style-name="a583" text:class-names="" text:cond-style-name=""><draw:frame draw:style-name="a581" text:anchor-type="as-char" svg:x="1172.86806in" svg:y="0in" svg:width="2.64931in" svg:height="0.56167in" style:rel-width="scale" style:rel-height="scale"><draw:object xlink:href="Object 4/" xlink:type="simple" xlink:show="embed" xlink:actuate="onLoad"/></draw:frame><text:span text:style-name="a582" text:class-names=""/></text:p>
          </draw:text-box>
          <svg:title/>
          <svg:desc/>
        </draw:frame>
        <draw:frame draw:id="id80" draw:style-name="a588" draw:name="TextBox 13" svg:x="0.73338in" svg:y="5.20622in" svg:width="2.06929in" svg:height="0.39488in">
          <draw:text-box>
            <text:p text:style-name="a587" text:class-names="" text:cond-style-name=""><draw:frame draw:style-name="a585" text:anchor-type="as-char" svg:x="1172.48931in" svg:y="0in" svg:width="3.40681in" svg:height="0.56167in" style:rel-width="scale" style:rel-height="scale"><draw:object xlink:href="Object 5/" xlink:type="simple" xlink:show="embed" xlink:actuate="onLoad"/></draw:frame><text:span text:style-name="a586" text:class-names=""/></text:p>
          </draw:text-box>
          <svg:title/>
          <svg:desc/>
        </draw:frame>
        <draw:frame draw:id="id81" draw:style-name="a592" draw:name="TextBox 14" svg:x="0.64055in" svg:y="6.33282in" svg:width="2.60236in" svg:height="0.3752in">
          <draw:text-box>
            <text:p text:style-name="a591" text:class-names="" text:cond-style-name=""><draw:frame draw:style-name="a589" text:anchor-type="as-char" svg:x="1171.12063in" svg:y="0in" svg:width="6.1441in" svg:height="0.69674in" style:rel-width="scale" style:rel-height="scale"><draw:object xlink:href="Object 6/" xlink:type="simple" xlink:show="embed" xlink:actuate="onLoad"/></draw:frame><text:span text:style-name="a590" text:class-names=""/></text:p>
          </draw:text-box>
          <svg:title/>
          <svg:desc/>
        </draw:frame>
        <draw:g draw:name="Group 15" draw:id="id82">
          <svg:title/>
          <svg:desc/>
          <draw:frame draw:id="id84" draw:style-name="a600" draw:name="TextBox 16" svg:x="5.88283in" svg:y="0.43365in" svg:width="1.00039in" svg:height="0.44882in">
            <draw:text-box>
              <text:p text:style-name="a599" text:class-names="" text:cond-style-name=""><draw:frame draw:style-name="a597" text:anchor-type="as-char" svg:x="1173.31931in" svg:y="0in" svg:width="1.74681in" svg:height="0.81903in" style:rel-width="scale" style:rel-height="scale"><draw:object xlink:href="Object 8/" xlink:type="simple" xlink:show="embed" xlink:actuate="onLoad"/></draw:frame><text:span text:style-name="a598" text:class-names=""/></text:p>
            </draw:text-box>
            <svg:title/>
            <svg:desc/>
          </draw:frame>
          <draw:frame draw:id="id85" draw:style-name="a604" draw:name="TextBox 17" svg:x="5.88283in" svg:y="1.22039in" svg:width="1.98898in" svg:height="0.44882in">
            <draw:text-box>
              <text:p text:style-name="a603" text:class-names="" text:cond-style-name=""><draw:frame draw:style-name="a601" text:anchor-type="as-char" svg:x="1172.41326in" svg:y="0in" svg:width="3.55889in" svg:height="0.84285in" style:rel-width="scale" style:rel-height="scale"><draw:object xlink:href="Object 9/" xlink:type="simple" xlink:show="embed" xlink:actuate="onLoad"/></draw:frame><text:span text:style-name="a602" text:class-names=""/></text:p>
            </draw:text-box>
            <svg:title/>
            <svg:desc/>
          </draw:frame>
        </draw:g>
        <draw:frame draw:id="id83" draw:style-name="a596" draw:name="TextBox 20" svg:x="0.66969in" svg:y="7.44864in" svg:width="2.06929in" svg:height="0.39488in">
          <draw:text-box>
            <text:p text:style-name="a595" text:class-names="" text:cond-style-name=""><draw:frame draw:style-name="a593" text:anchor-type="as-char" svg:x="1171.57882in" svg:y="0in" svg:width="5.22771in" svg:height="0.69354in" style:rel-width="scale" style:rel-height="scale"><draw:object xlink:href="Object 7/" xlink:type="simple" xlink:show="embed" xlink:actuate="onLoad"/></draw:frame><text:span text:style-name="a594" text:class-names=""/></text:p>
          </draw:text-box>
          <svg:title/>
          <svg:desc/>
        </draw:frame>
        <presentation:notes draw:style-name="a626">
          <draw:frame draw:id="id90" draw:style-name="a623" draw:name="Slide Number Placeholder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1" presentation:style-name="a624" draw:name="Slide Image Placeholder 1">
            <svg:title/>
            <svg:desc/>
          </draw:page-thumbnail>
          <draw:frame draw:id="id92" presentation:style-name="a6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627" draw:master-page-name="Master1-Layout7-blank-Blank" presentation:presentation-page-layout-name="Master1-PPL7" draw:id="Slide-257">
        <draw:frame draw:id="id93" draw:style-name="a631" draw:name="TextBox 1" svg:x="0.40251in" svg:y="0.77688in" svg:width="2.06929in" svg:height="0.39488in">
          <draw:text-box>
            <text:p text:style-name="a630" text:class-names="" text:cond-style-name=""><draw:frame draw:style-name="a628" text:anchor-type="as-char" svg:x="1171.57882in" svg:y="0in" svg:width="5.22771in" svg:height="0.69354in" style:rel-width="scale" style:rel-height="scale"><draw:object xlink:href="Object 14/" xlink:type="simple" xlink:show="embed" xlink:actuate="onLoad"/></draw:frame><text:span text:style-name="a629" text:class-names=""/></text:p>
          </draw:text-box>
          <svg:title/>
          <svg:desc/>
        </draw:frame>
      </draw:page>
      <draw:page draw:name="Slide3" draw:style-name="a632" draw:master-page-name="Master1-Layout7-blank-Blank" presentation:presentation-page-layout-name="Master1-PPL7" draw:id="Slide-258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Kyle Chen</dc:creator>
    <meta:creation-date>2017-08-29T20:17:06Z</meta:creation-date>
    <dc:date>2017-09-16T06:01:17Z</dc:date>
    <meta:editing-cycles>4</meta:editing-cycles>
    <meta:editing-duration>PT14434S</meta:editing-duration>
    <meta:document-statistic meta:paragraph-count="15" meta:word-count="103"/>
  </office:meta>
</office:document-meta>
</file>

<file path=Object 1/content.xml><?xml version="1.0" encoding="utf-8"?>
<mml:math xmlns:mml="http://www.w3.org/1998/Math/MathML" display="block">
  <mml:mi>M</mml:mi>
  <mml:mi>I</mml:mi>
  <mml:mfenced>
    <mml:mrow>
      <mml:msub>
        <mml:mi>x</mml:mi>
        <mml:mi>n</mml:mi>
      </mml:msub>
      <mml:mo>,</mml:mo>
      <mml:msub>
        <mml:mi>y</mml:mi>
        <mml:mrow>
          <mml:mi>n</mml:mi>
          <mml:mo>+</mml:mo>
          <mml:mn>1</mml:mn>
        </mml:mrow>
      </mml:msub>
    </mml:mrow>
  </mml:mfenced>
  <mml:mo>=</mml:mo>
  <mml:munder>
    <mml:mo stretchy="false">∫</mml:mo>
    <mml:mrow>
      <mml:msub>
        <mml:mi>y</mml:mi>
        <mml:mrow>
          <mml:mi>n</mml:mi>
          <mml:mo>+</mml:mo>
          <mml:mn>1</mml:mn>
        </mml:mrow>
      </mml:msub>
    </mml:mrow>
  </mml:munder>
  <mml:mrow>
    <mml:munder>
      <mml:mo stretchy="false">∫</mml:mo>
      <mml:mrow>
        <mml:msub>
          <mml:mi>x</mml:mi>
          <mml:mi>n</mml:mi>
        </mml:msub>
      </mml:mrow>
    </mml:munder>
    <mml:mrow>
      <mml:mi>p</mml:mi>
    </mml:mrow>
  </mml:mrow>
  <mml:mfenced>
    <mml:mrow>
      <mml:msub>
        <mml:mi>x</mml:mi>
        <mml:mi>n</mml:mi>
      </mml:msub>
      <mml:mo>,</mml:mo>
      <mml:msub>
        <mml:mi>y</mml:mi>
        <mml:mrow>
          <mml:mi>n</mml:mi>
          <mml:mo>+</mml:mo>
          <mml:mn>1</mml:mn>
        </mml:mrow>
      </mml:msub>
    </mml:mrow>
  </mml:mfenced>
  <mml:mi>log</mml:mi>
  <mml:mfrac>
    <mml:mrow>
      <mml:mi>p</mml:mi>
      <mml:mfenced>
        <mml:mrow>
          <mml:msub>
            <mml:mi>x</mml:mi>
            <mml:mi>n</mml:mi>
          </mml:msub>
          <mml:mo>,</mml:mo>
          <mml:msub>
            <mml:mi>y</mml:mi>
            <mml:mrow>
              <mml:mi>n</mml:mi>
              <mml:mo>+</mml:mo>
              <mml:mn>1</mml:mn>
            </mml:mrow>
          </mml:msub>
        </mml:mrow>
      </mml:mfenced>
    </mml:mrow>
    <mml:mrow>
      <mml:mi>p</mml:mi>
      <mml:mfenced>
        <mml:mrow>
          <mml:msub>
            <mml:mi>x</mml:mi>
            <mml:mi>n</mml:mi>
          </mml:msub>
        </mml:mrow>
      </mml:mfenced>
      <mml:mi>p</mml:mi>
      <mml:mfenced>
        <mml:mrow>
          <mml:msub>
            <mml:mi>y</mml:mi>
            <mml:mrow>
              <mml:mi>n</mml:mi>
              <mml:mo>+</mml:mo>
              <mml:mn>1</mml:mn>
            </mml:mrow>
          </mml:msub>
        </mml:mrow>
      </mml:mfenced>
    </mml:mrow>
  </mml:mfrac>
</mml:math>
</file>

<file path=Object 10/content.xml><?xml version="1.0" encoding="utf-8"?>
<mml:math xmlns:mml="http://www.w3.org/1998/Math/MathML" display="block">
  <mml:msub>
    <mml:mi>x</mml:mi>
    <mml:mi>n</mml:mi>
  </mml:msub>
  <mml:mo>=</mml:mo>
  <mml:mi mathvariant="normal">α</mml:mi>
  <mml:msub>
    <mml:mi>x</mml:mi>
    <mml:mrow>
      <mml:mi>n</mml:mi>
      <mml:mo>−</mml:mo>
      <mml:mn>1</mml:mn>
    </mml:mrow>
  </mml:msub>
  <mml:mo>+</mml:mo>
  <mml:msub>
    <mml:mi mathvariant="normal">ϵ</mml:mi>
    <mml:mi>n</mml:mi>
  </mml:msub>
</mml:math>
</file>

<file path=Object 11/content.xml><?xml version="1.0" encoding="utf-8"?>
<mml:math xmlns:mml="http://www.w3.org/1998/Math/MathML" display="block">
  <mml:msub>
    <mml:mi>y</mml:mi>
    <mml:mi>n</mml:mi>
  </mml:msub>
  <mml:mo>=</mml:mo>
  <mml:mi mathvariant="normal">β</mml:mi>
  <mml:msub>
    <mml:mi>y</mml:mi>
    <mml:mrow>
      <mml:mi>n</mml:mi>
      <mml:mo>−</mml:mo>
      <mml:mn>1</mml:mn>
    </mml:mrow>
  </mml:msub>
  <mml:mo>+</mml:mo>
  <mml:mi mathvariant="normal">ξ</mml:mi>
  <mml:msub>
    <mml:mi>x</mml:mi>
    <mml:mrow>
      <mml:mi>n</mml:mi>
      <mml:mo>−</mml:mo>
      <mml:mn>1</mml:mn>
    </mml:mrow>
  </mml:msub>
  <mml:mo>+</mml:mo>
  <mml:msub>
    <mml:mi mathvariant="normal">η</mml:mi>
    <mml:mi>n</mml:mi>
  </mml:msub>
</mml:math>
</file>

<file path=Object 12/content.xml><?xml version="1.0" encoding="utf-8"?>
<mml:math xmlns:mml="http://www.w3.org/1998/Math/MathML" display="block">
  <mml:msub>
    <mml:mi>x</mml:mi>
    <mml:mi>n</mml:mi>
  </mml:msub>
  <mml:mo>=</mml:mo>
  <mml:mi mathvariant="normal">α</mml:mi>
  <mml:msub>
    <mml:mi>x</mml:mi>
    <mml:mrow>
      <mml:mi>n</mml:mi>
      <mml:mo>−</mml:mo>
      <mml:mn>1</mml:mn>
    </mml:mrow>
  </mml:msub>
  <mml:mo>+</mml:mo>
  <mml:msub>
    <mml:mi mathvariant="normal">ϵ</mml:mi>
    <mml:mi>n</mml:mi>
  </mml:msub>
</mml:math>
</file>

<file path=Object 13/content.xml><?xml version="1.0" encoding="utf-8"?>
<mml:math xmlns:mml="http://www.w3.org/1998/Math/MathML" display="block">
  <mml:msub>
    <mml:mi>y</mml:mi>
    <mml:mi>n</mml:mi>
  </mml:msub>
  <mml:mo>=</mml:mo>
  <mml:mi mathvariant="normal">β</mml:mi>
  <mml:msub>
    <mml:mi>y</mml:mi>
    <mml:mrow>
      <mml:mi>n</mml:mi>
      <mml:mo>−</mml:mo>
      <mml:mn>1</mml:mn>
    </mml:mrow>
  </mml:msub>
  <mml:mo>+</mml:mo>
  <mml:mi mathvariant="normal">ξ</mml:mi>
  <mml:mi>f</mml:mi>
  <mml:mfenced>
    <mml:mrow>
      <mml:msub>
        <mml:mi>x</mml:mi>
        <mml:mrow>
          <mml:mi>n</mml:mi>
          <mml:mo>−</mml:mo>
          <mml:mn>1</mml:mn>
        </mml:mrow>
      </mml:msub>
    </mml:mrow>
  </mml:mfenced>
  <mml:mo>+</mml:mo>
  <mml:msub>
    <mml:mi mathvariant="normal">η</mml:mi>
    <mml:mi>n</mml:mi>
  </mml:msub>
</mml:math>
</file>

<file path=Object 14/content.xml><?xml version="1.0" encoding="utf-8"?>
<mml:math xmlns:mml="http://www.w3.org/1998/Math/MathML" display="block">
  <mml:mi>M</mml:mi>
  <mml:mi>I</mml:mi>
  <mml:mfenced>
    <mml:mrow>
      <mml:msub>
        <mml:mi>x</mml:mi>
        <mml:mi>n</mml:mi>
      </mml:msub>
      <mml:mo>,</mml:mo>
      <mml:msub>
        <mml:mi>y</mml:mi>
        <mml:mrow>
          <mml:mi>n</mml:mi>
          <mml:mo>+</mml:mo>
          <mml:mn>1</mml:mn>
        </mml:mrow>
      </mml:msub>
    </mml:mrow>
  </mml:mfenced>
  <mml:mo>=</mml:mo>
  <mml:mo>−</mml:mo>
  <mml:mfrac>
    <mml:mn>1</mml:mn>
    <mml:mn>2</mml:mn>
  </mml:mfrac>
  <mml:mi>log</mml:mi>
  <mml:mfenced>
    <mml:mrow>
      <mml:mfrac>
        <mml:mrow>
          <mml:munderover>
            <mml:mo stretchy="false">∑</mml:mo>
            <mml:mrow>
              <mml:mi>i</mml:mi>
              <mml:mo>=</mml:mo>
              <mml:mn>0</mml:mn>
            </mml:mrow>
            <mml:mi>n</mml:mi>
          </mml:munderover>
          <mml:mrow>
            <mml:msup>
              <mml:mi>𝛽</mml:mi>
              <mml:mrow>
                <mml:mn>2</mml:mn>
                <mml:mi>i</mml:mi>
              </mml:mrow>
            </mml:msup>
          </mml:mrow>
        </mml:mrow>
        <mml:mrow>
          <mml:munderover>
            <mml:mo stretchy="false">∑</mml:mo>
            <mml:mrow>
              <mml:mi>i</mml:mi>
              <mml:mo>=</mml:mo>
              <mml:mn>0</mml:mn>
            </mml:mrow>
            <mml:mi>n</mml:mi>
          </mml:munderover>
          <mml:mrow>
            <mml:msup>
              <mml:mi>𝛽</mml:mi>
              <mml:mrow>
                <mml:mn>2</mml:mn>
                <mml:mi>i</mml:mi>
              </mml:mrow>
            </mml:msup>
          </mml:mrow>
          <mml:mo>+</mml:mo>
          <mml:msup>
            <mml:mi>𝜉</mml:mi>
            <mml:mn>2</mml:mn>
          </mml:msup>
          <mml:munderover>
            <mml:mo stretchy="false">∑</mml:mo>
            <mml:mrow>
              <mml:mi>i</mml:mi>
              <mml:mo>=</mml:mo>
              <mml:mn>0</mml:mn>
            </mml:mrow>
            <mml:mrow>
              <mml:mi>n</mml:mi>
              <mml:mo>−</mml:mo>
              <mml:mn>1</mml:mn>
            </mml:mrow>
          </mml:munderover>
          <mml:mrow>
            <mml:msup>
              <mml:mi>𝛼</mml:mi>
              <mml:mrow>
                <mml:mn>2</mml:mn>
                <mml:mi>i</mml:mi>
              </mml:mrow>
            </mml:msup>
          </mml:mrow>
        </mml:mrow>
      </mml:mfrac>
    </mml:mrow>
  </mml:mfenced>
</mml:math>
</file>

<file path=Object 2/content.xml><?xml version="1.0" encoding="utf-8"?>
<mml:math xmlns:mml="http://www.w3.org/1998/Math/MathML" display="block">
  <mml:mi>M</mml:mi>
  <mml:mi>I</mml:mi>
  <mml:mfenced>
    <mml:mrow>
      <mml:msub>
        <mml:mi>x</mml:mi>
        <mml:mi>n</mml:mi>
      </mml:msub>
      <mml:mo>,</mml:mo>
      <mml:msub>
        <mml:mi>y</mml:mi>
        <mml:mrow>
          <mml:mi>n</mml:mi>
          <mml:mo>+</mml:mo>
          <mml:mn>1</mml:mn>
        </mml:mrow>
      </mml:msub>
    </mml:mrow>
  </mml:mfenced>
  <mml:mo>=</mml:mo>
  <mml:mi>H</mml:mi>
  <mml:mfenced>
    <mml:mrow>
      <mml:msub>
        <mml:mi>x</mml:mi>
        <mml:mi>n</mml:mi>
      </mml:msub>
    </mml:mrow>
  </mml:mfenced>
  <mml:mo>+</mml:mo>
  <mml:mi>H</mml:mi>
  <mml:mfenced>
    <mml:mrow>
      <mml:msub>
        <mml:mi>y</mml:mi>
        <mml:mrow>
          <mml:mi>n</mml:mi>
          <mml:mo>+</mml:mo>
          <mml:mn>1</mml:mn>
        </mml:mrow>
      </mml:msub>
    </mml:mrow>
  </mml:mfenced>
  <mml:mo>−</mml:mo>
  <mml:mi>H</mml:mi>
  <mml:mfenced>
    <mml:mrow>
      <mml:msub>
        <mml:mi>x</mml:mi>
        <mml:mi>n</mml:mi>
      </mml:msub>
      <mml:mo>,</mml:mo>
      <mml:msub>
        <mml:mi>y</mml:mi>
        <mml:mrow>
          <mml:mi>n</mml:mi>
          <mml:mo>+</mml:mo>
          <mml:mn>1</mml:mn>
        </mml:mrow>
      </mml:msub>
    </mml:mrow>
  </mml:mfenced>
</mml:math>
</file>

<file path=Object 3/content.xml><?xml version="1.0" encoding="utf-8"?>
<mml:math xmlns:mml="http://www.w3.org/1998/Math/MathML" display="block">
  <mml:mi>H</mml:mi>
  <mml:mfenced>
    <mml:mrow>
      <mml:mi mathvariant="normal">x</mml:mi>
      <mml:mo>,</mml:mo>
      <mml:mi>y</mml:mi>
      <mml:mo> </mml:mo>
    </mml:mrow>
  </mml:mfenced>
  <mml:mo>=</mml:mo>
  <mml:mn>1</mml:mn>
  <mml:mo>+</mml:mo>
  <mml:mi>log</mml:mi>
  <mml:mfenced>
    <mml:mrow>
      <mml:mn>2</mml:mn>
      <mml:mi mathvariant="normal">π</mml:mi>
      <mml:msub>
        <mml:mi mathvariant="normal">σ</mml:mi>
        <mml:mi>x</mml:mi>
      </mml:msub>
      <mml:msub>
        <mml:mi mathvariant="normal">σ</mml:mi>
        <mml:mi>y</mml:mi>
      </mml:msub>
      <mml:msqrt>
        <mml:mrow>
          <mml:mn>1</mml:mn>
          <mml:mo>−</mml:mo>
          <mml:msup>
            <mml:mi mathvariant="normal">ρ</mml:mi>
            <mml:mn>2</mml:mn>
          </mml:msup>
        </mml:mrow>
      </mml:msqrt>
    </mml:mrow>
  </mml:mfenced>
</mml:math>
</file>

<file path=Object 4/content.xml><?xml version="1.0" encoding="utf-8"?>
<mml:math xmlns:mml="http://www.w3.org/1998/Math/MathML" display="block">
  <mml:mi>H</mml:mi>
  <mml:mfenced>
    <mml:mi>x</mml:mi>
  </mml:mfenced>
  <mml:mo>=</mml:mo>
  <mml:mfrac>
    <mml:mn>1</mml:mn>
    <mml:mn>2</mml:mn>
  </mml:mfrac>
  <mml:mo>+</mml:mo>
  <mml:mfrac>
    <mml:mn>1</mml:mn>
    <mml:mn>2</mml:mn>
  </mml:mfrac>
  <mml:mi>log</mml:mi>
  <mml:mfenced>
    <mml:mrow>
      <mml:mn>2</mml:mn>
      <mml:mi mathvariant="normal">π</mml:mi>
      <mml:msup>
        <mml:mi>𝜎</mml:mi>
        <mml:mn>2</mml:mn>
      </mml:msup>
    </mml:mrow>
  </mml:mfenced>
</mml:math>
</file>

<file path=Object 5/content.xml><?xml version="1.0" encoding="utf-8"?>
<mml:math xmlns:mml="http://www.w3.org/1998/Math/MathML" display="block">
  <mml:mi>M</mml:mi>
  <mml:mi>I</mml:mi>
  <mml:mfenced>
    <mml:mrow>
      <mml:msub>
        <mml:mi>x</mml:mi>
        <mml:mi>n</mml:mi>
      </mml:msub>
      <mml:mo>,</mml:mo>
      <mml:msub>
        <mml:mi>y</mml:mi>
        <mml:mrow>
          <mml:mi>n</mml:mi>
          <mml:mo>+</mml:mo>
          <mml:mn>1</mml:mn>
        </mml:mrow>
      </mml:msub>
    </mml:mrow>
  </mml:mfenced>
  <mml:mo>=</mml:mo>
  <mml:mo>−</mml:mo>
  <mml:mfrac>
    <mml:mn>1</mml:mn>
    <mml:mn>2</mml:mn>
  </mml:mfrac>
  <mml:mi>log</mml:mi>
  <mml:mfenced>
    <mml:mrow>
      <mml:mn>1</mml:mn>
      <mml:mo>−</mml:mo>
      <mml:msup>
        <mml:mi mathvariant="normal">ρ</mml:mi>
        <mml:mn>2</mml:mn>
      </mml:msup>
    </mml:mrow>
  </mml:mfenced>
</mml:math>
</file>

<file path=Object 6/content.xml><?xml version="1.0" encoding="utf-8"?>
<mml:math xmlns:mml="http://www.w3.org/1998/Math/MathML" display="block">
  <mml:mi mathvariant="normal">ρ</mml:mi>
  <mml:mo>=</mml:mo>
  <mml:mfrac>
    <mml:mrow>
      <mml:mi>C</mml:mi>
      <mml:mi>o</mml:mi>
      <mml:mi>v</mml:mi>
      <mml:mfenced>
        <mml:mrow>
          <mml:mi>x</mml:mi>
          <mml:mo>,</mml:mo>
          <mml:mi>y</mml:mi>
        </mml:mrow>
      </mml:mfenced>
    </mml:mrow>
    <mml:mrow>
      <mml:msub>
        <mml:mi mathvariant="normal">σ</mml:mi>
        <mml:mi>x</mml:mi>
      </mml:msub>
      <mml:msub>
        <mml:mi mathvariant="normal">σ</mml:mi>
        <mml:mi>y</mml:mi>
      </mml:msub>
    </mml:mrow>
  </mml:mfrac>
  <mml:mo>=</mml:mo>
  <mml:mfrac>
    <mml:mrow>
      <mml:mi>𝜉</mml:mi>
      <mml:munderover>
        <mml:mo stretchy="false">∑</mml:mo>
        <mml:mrow>
          <mml:mi>i</mml:mi>
          <mml:mo>=</mml:mo>
          <mml:mn>0</mml:mn>
        </mml:mrow>
        <mml:mrow>
          <mml:mi>n</mml:mi>
          <mml:mo>−</mml:mo>
          <mml:mn>1</mml:mn>
        </mml:mrow>
      </mml:munderover>
      <mml:mrow>
        <mml:msup>
          <mml:mi>𝛼</mml:mi>
          <mml:mrow>
            <mml:mn>2</mml:mn>
            <mml:mi>i</mml:mi>
          </mml:mrow>
        </mml:msup>
      </mml:mrow>
    </mml:mrow>
    <mml:mrow>
      <mml:mo fence="false">[</mml:mo>
      <mml:msup>
        <mml:mrow>
          <mml:munderover>
            <mml:mo stretchy="false">∑</mml:mo>
            <mml:mrow>
              <mml:mi>i</mml:mi>
              <mml:mo>=</mml:mo>
              <mml:mn>0</mml:mn>
            </mml:mrow>
            <mml:mrow>
              <mml:mi>n</mml:mi>
              <mml:mo>−</mml:mo>
              <mml:mn>1</mml:mn>
            </mml:mrow>
          </mml:munderover>
          <mml:mrow>
            <mml:msup>
              <mml:mi>𝛼</mml:mi>
              <mml:mrow>
                <mml:mn>2</mml:mn>
                <mml:mi>i</mml:mi>
              </mml:mrow>
            </mml:msup>
          </mml:mrow>
          <mml:mo fence="false">]</mml:mo>
        </mml:mrow>
        <mml:mrow>
          <mml:mn>1</mml:mn>
          <mml:mo>/</mml:mo>
          <mml:mn>2</mml:mn>
        </mml:mrow>
      </mml:msup>
      <mml:msup>
        <mml:mrow>
          <mml:mo fence="false">[</mml:mo>
          <mml:munderover>
            <mml:mo stretchy="false">∑</mml:mo>
            <mml:mrow>
              <mml:mi>i</mml:mi>
              <mml:mo>=</mml:mo>
              <mml:mn>0</mml:mn>
            </mml:mrow>
            <mml:mi>n</mml:mi>
          </mml:munderover>
          <mml:mrow>
            <mml:msup>
              <mml:mi>𝛽</mml:mi>
              <mml:mrow>
                <mml:mn>2</mml:mn>
                <mml:mi>i</mml:mi>
              </mml:mrow>
            </mml:msup>
          </mml:mrow>
          <mml:mo>+</mml:mo>
          <mml:msup>
            <mml:mi>𝜉</mml:mi>
            <mml:mn>2</mml:mn>
          </mml:msup>
          <mml:munderover>
            <mml:mo stretchy="false">∑</mml:mo>
            <mml:mrow>
              <mml:mi>i</mml:mi>
              <mml:mo>=</mml:mo>
              <mml:mn>0</mml:mn>
            </mml:mrow>
            <mml:mrow>
              <mml:mi>n</mml:mi>
              <mml:mo>−</mml:mo>
              <mml:mn>1</mml:mn>
            </mml:mrow>
          </mml:munderover>
          <mml:mrow>
            <mml:msup>
              <mml:mi>𝛼</mml:mi>
              <mml:mrow>
                <mml:mn>2</mml:mn>
                <mml:mi>i</mml:mi>
              </mml:mrow>
            </mml:msup>
          </mml:mrow>
          <mml:mo fence="false">]</mml:mo>
        </mml:mrow>
        <mml:mrow>
          <mml:mn>1</mml:mn>
          <mml:mo>/</mml:mo>
          <mml:mn>2</mml:mn>
        </mml:mrow>
      </mml:msup>
    </mml:mrow>
  </mml:mfrac>
</mml:math>
</file>

<file path=Object 7/content.xml><?xml version="1.0" encoding="utf-8"?>
<mml:math xmlns:mml="http://www.w3.org/1998/Math/MathML" display="block">
  <mml:mi>M</mml:mi>
  <mml:mi>I</mml:mi>
  <mml:mfenced>
    <mml:mrow>
      <mml:msub>
        <mml:mi>x</mml:mi>
        <mml:mi>n</mml:mi>
      </mml:msub>
      <mml:mo>,</mml:mo>
      <mml:msub>
        <mml:mi>y</mml:mi>
        <mml:mrow>
          <mml:mi>n</mml:mi>
          <mml:mo>+</mml:mo>
          <mml:mn>1</mml:mn>
        </mml:mrow>
      </mml:msub>
    </mml:mrow>
  </mml:mfenced>
  <mml:mo>=</mml:mo>
  <mml:mo>−</mml:mo>
  <mml:mfrac>
    <mml:mn>1</mml:mn>
    <mml:mn>2</mml:mn>
  </mml:mfrac>
  <mml:mi>log</mml:mi>
  <mml:mfenced>
    <mml:mrow>
      <mml:mfrac>
        <mml:mrow>
          <mml:munderover>
            <mml:mo stretchy="false">∑</mml:mo>
            <mml:mrow>
              <mml:mi>i</mml:mi>
              <mml:mo>=</mml:mo>
              <mml:mn>0</mml:mn>
            </mml:mrow>
            <mml:mi>n</mml:mi>
          </mml:munderover>
          <mml:mrow>
            <mml:msup>
              <mml:mi>𝛽</mml:mi>
              <mml:mrow>
                <mml:mn>2</mml:mn>
                <mml:mi>i</mml:mi>
              </mml:mrow>
            </mml:msup>
          </mml:mrow>
        </mml:mrow>
        <mml:mrow>
          <mml:munderover>
            <mml:mo stretchy="false">∑</mml:mo>
            <mml:mrow>
              <mml:mi>i</mml:mi>
              <mml:mo>=</mml:mo>
              <mml:mn>0</mml:mn>
            </mml:mrow>
            <mml:mi>n</mml:mi>
          </mml:munderover>
          <mml:mrow>
            <mml:msup>
              <mml:mi>𝛽</mml:mi>
              <mml:mrow>
                <mml:mn>2</mml:mn>
                <mml:mi>i</mml:mi>
              </mml:mrow>
            </mml:msup>
          </mml:mrow>
          <mml:mo>+</mml:mo>
          <mml:msup>
            <mml:mi>𝜉</mml:mi>
            <mml:mn>2</mml:mn>
          </mml:msup>
          <mml:munderover>
            <mml:mo stretchy="false">∑</mml:mo>
            <mml:mrow>
              <mml:mi>i</mml:mi>
              <mml:mo>=</mml:mo>
              <mml:mn>0</mml:mn>
            </mml:mrow>
            <mml:mrow>
              <mml:mi>n</mml:mi>
              <mml:mo>−</mml:mo>
              <mml:mn>1</mml:mn>
            </mml:mrow>
          </mml:munderover>
          <mml:mrow>
            <mml:msup>
              <mml:mi>𝛼</mml:mi>
              <mml:mrow>
                <mml:mn>2</mml:mn>
                <mml:mi>i</mml:mi>
              </mml:mrow>
            </mml:msup>
          </mml:mrow>
        </mml:mrow>
      </mml:mfrac>
    </mml:mrow>
  </mml:mfenced>
</mml:math>
</file>

<file path=Object 8/content.xml><?xml version="1.0" encoding="utf-8"?>
<mml:math xmlns:mml="http://www.w3.org/1998/Math/MathML" display="block">
  <mml:msub>
    <mml:mi>x</mml:mi>
    <mml:mi>n</mml:mi>
  </mml:msub>
  <mml:mo>=</mml:mo>
  <mml:munderover>
    <mml:mo stretchy="false">∑</mml:mo>
    <mml:mrow>
      <mml:mi>i</mml:mi>
      <mml:mo>=</mml:mo>
      <mml:mn>1</mml:mn>
    </mml:mrow>
    <mml:mi>n</mml:mi>
  </mml:munderover>
  <mml:mrow>
    <mml:msup>
      <mml:mi mathvariant="normal">α</mml:mi>
      <mml:mrow>
        <mml:mi>n</mml:mi>
        <mml:mo>−</mml:mo>
        <mml:mi>i</mml:mi>
      </mml:mrow>
    </mml:msup>
  </mml:mrow>
  <mml:msub>
    <mml:mi mathvariant="normal">ϵ</mml:mi>
    <mml:mi>i</mml:mi>
  </mml:msub>
</mml:math>
</file>

<file path=Object 9/content.xml><?xml version="1.0" encoding="utf-8"?>
<mml:math xmlns:mml="http://www.w3.org/1998/Math/MathML" display="block">
  <mml:msub>
    <mml:mi>y</mml:mi>
    <mml:mrow>
      <mml:mi>n</mml:mi>
      <mml:mo>+</mml:mo>
      <mml:mn>1</mml:mn>
    </mml:mrow>
  </mml:msub>
  <mml:mo>=</mml:mo>
  <mml:munderover>
    <mml:mo stretchy="false">∑</mml:mo>
    <mml:mrow>
      <mml:mi>i</mml:mi>
      <mml:mo>=</mml:mo>
      <mml:mn>1</mml:mn>
    </mml:mrow>
    <mml:mi>n</mml:mi>
  </mml:munderover>
  <mml:mrow>
    <mml:msup>
      <mml:mi mathvariant="normal">β</mml:mi>
      <mml:mrow>
        <mml:mi>n</mml:mi>
        <mml:mo>−</mml:mo>
        <mml:mi>i</mml:mi>
      </mml:mrow>
    </mml:msup>
  </mml:mrow>
  <mml:msub>
    <mml:mi mathvariant="normal">η</mml:mi>
    <mml:mi>i</mml:mi>
  </mml:msub>
  <mml:mo>+</mml:mo>
  <mml:mi mathvariant="normal">ξ</mml:mi>
  <mml:munderover>
    <mml:mo stretchy="false">∑</mml:mo>
    <mml:mrow>
      <mml:mi>i</mml:mi>
      <mml:mo>=</mml:mo>
      <mml:mn>1</mml:mn>
    </mml:mrow>
    <mml:mrow>
      <mml:mi>n</mml:mi>
      <mml:mo>−</mml:mo>
      <mml:mn>1</mml:mn>
    </mml:mrow>
  </mml:munderover>
  <mml:mrow>
    <mml:msup>
      <mml:mi mathvariant="normal">α</mml:mi>
      <mml:mrow>
        <mml:mi>n</mml:mi>
        <mml:mo>−</mml:mo>
        <mml:mi>i</mml:mi>
      </mml:mrow>
    </mml:msup>
  </mml:mrow>
  <mml:msub>
    <mml:mi mathvariant="normal">ϵ</mml:mi>
    <mml:mi>i</mml:mi>
  </mml:msub>
</mml:math>
</file>